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80000001FCD43BC4A004A2F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.25in" fo:margin-right="0in" fo:margin-top="0in" fo:margin-bottom="0.0972in" loext:contextual-spacing="false" fo:line-height="115%" fo:text-indent="0in" style:auto-text-indent="false" fo:background-color="transparent"/>
      <style:text-properties style:font-name="arial" fo:language="et" fo:country="EE" officeooo:paragraph-rsid="0021dcec"/>
    </style:style>
    <style:style style:name="P2" style:family="paragraph" style:parent-style-name="Text_20_body">
      <loext:graphic-properties draw:fill="none"/>
      <style:paragraph-properties fo:margin-left="0.25in" fo:margin-right="0in" fo:margin-top="0in" fo:margin-bottom="0.0972in" loext:contextual-spacing="false" fo:line-height="115%" fo:text-indent="0in" style:auto-text-indent="false" fo:background-color="transparent"/>
      <style:text-properties style:font-name="arial" fo:language="et" fo:country="EE" officeooo:rsid="001ff3f0" officeooo:paragraph-rsid="001ff3f0"/>
    </style:style>
    <style:style style:name="P3" style:family="paragraph" style:parent-style-name="Text_20_body">
      <loext:graphic-properties draw:fill="none"/>
      <style:paragraph-properties fo:margin-left="0.25in" fo:margin-right="0in" fo:margin-top="0in" fo:margin-bottom="0.0972in" loext:contextual-spacing="false" fo:line-height="115%" fo:text-indent="0in" style:auto-text-indent="false" fo:background-color="transparent"/>
      <style:text-properties style:font-name="arial" fo:language="et" fo:country="EE" officeooo:rsid="00219fc3" officeooo:paragraph-rsid="00219fc3"/>
    </style:style>
    <style:style style:name="P4" style:family="paragraph" style:parent-style-name="Text_20_body">
      <loext:graphic-properties draw:fill="none"/>
      <style:paragraph-properties fo:margin-left="0.25in" fo:margin-right="0in" fo:margin-top="0in" fo:margin-bottom="0.0972in" loext:contextual-spacing="false" fo:line-height="115%" fo:text-indent="0in" style:auto-text-indent="false" fo:background-color="transparent"/>
      <style:text-properties style:font-name="arial" fo:language="et" fo:country="EE" officeooo:rsid="0021dcec" officeooo:paragraph-rsid="0021dcec"/>
    </style:style>
    <style:style style:name="P5" style:family="paragraph" style:parent-style-name="Text_20_body">
      <loext:graphic-properties draw:fill="none"/>
      <style:paragraph-properties fo:margin-left="0.25in" fo:margin-right="0in" fo:margin-top="0in" fo:margin-bottom="0.0972in" loext:contextual-spacing="false" fo:line-height="115%" fo:text-indent="0in" style:auto-text-indent="false" fo:background-color="transparent"/>
      <style:text-properties style:font-name="arial" fo:language="et" fo:country="EE" officeooo:rsid="0021dcec" officeooo:paragraph-rsid="00220de3"/>
    </style:style>
    <style:style style:name="P6" style:family="paragraph" style:parent-style-name="Text_20_body">
      <loext:graphic-properties draw:fill="none"/>
      <style:paragraph-properties fo:margin-left="0.25in" fo:margin-right="0in" fo:margin-top="0in" fo:margin-bottom="0.0972in" loext:contextual-spacing="false" fo:line-height="115%" fo:text-indent="0in" style:auto-text-indent="false" fo:background-color="transparent"/>
      <style:text-properties style:font-name="arial" fo:language="et" fo:country="EE" officeooo:rsid="00220de3" officeooo:paragraph-rsid="00220de3"/>
    </style:style>
    <style:style style:name="P7" style:family="paragraph" style:parent-style-name="Text_20_body">
      <loext:graphic-properties draw:fill="none"/>
      <style:paragraph-properties fo:margin-left="0.25in" fo:margin-right="0in" fo:margin-top="0in" fo:margin-bottom="0.0972in" loext:contextual-spacing="false" fo:line-height="115%" fo:text-indent="0in" style:auto-text-indent="false" fo:background-color="transparent"/>
      <style:text-properties style:font-name="arial" fo:language="et" fo:country="EE" fo:font-weight="bold" officeooo:rsid="00220de3" officeooo:paragraph-rsid="00220de3" style:font-weight-asian="bold" style:font-weight-complex="bold"/>
    </style:style>
    <style:style style:name="P8" style:family="paragraph" style:parent-style-name="Text_20_body" style:master-page-name="">
      <loext:graphic-properties draw:fill="none"/>
      <style:paragraph-properties fo:margin-left="0.25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arial" fo:language="et" fo:country="EE" officeooo:paragraph-rsid="001ff3f0"/>
    </style:style>
    <style:style style:name="P9" style:family="paragraph" style:parent-style-name="Title">
      <style:text-properties style:font-name="arial" fo:font-size="22pt" fo:language="et" fo:country="EE" style:font-size-asian="22pt" style:font-size-complex="22pt"/>
    </style:style>
    <style:style style:name="P10" style:family="paragraph" style:parent-style-name="Text_20_body">
      <loext:graphic-properties draw:fill="none"/>
      <style:paragraph-properties fo:margin-left="0.25in" fo:margin-right="0in" fo:margin-top="0in" fo:margin-bottom="0.0972in" loext:contextual-spacing="false" fo:line-height="115%" fo:text-indent="0in" style:auto-text-indent="false" fo:background-color="transparent"/>
      <style:text-properties style:font-name="arial" fo:language="et" fo:country="EE" fo:font-style="italic" fo:font-weight="normal" officeooo:rsid="00220de3" officeooo:paragraph-rsid="002372cb" style:font-style-asian="italic" style:font-weight-asian="normal" style:font-style-complex="italic" style:font-weight-complex="normal"/>
    </style:style>
    <style:style style:name="T1" style:family="text">
      <style:text-properties officeooo:rsid="00219fc3"/>
    </style:style>
    <style:style style:name="T2" style:family="text">
      <style:text-properties officeooo:rsid="0021dce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20de3"/>
    </style:style>
    <style:style style:name="T6" style:family="text">
      <style:text-properties officeooo:rsid="0026e2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Täringvara Sõnade Nimekiri</text:p>
      <text:p text:style-name="P8"/>
      <text:p text:style-name="P2">Täringvara <text:s/>abil on võimalik luua turvalisi ja kergelt meeldejäävaid salafraase. Selle jaoks on vajalik vähemalt ü<text:span text:style-name="T6">hte</text:span> kuuetahuli<text:span text:style-name="T6">st</text:span> täring<text:span text:style-name="T6">ut</text:span>. Kasutada võib ka mitut täringut, et veeretamiste arvu vähendada. Kui Täringuid saadaval ei ole, siis võib ka kasutada selleks virtuaalseid täringuid või juhuarvu generaatorit. See aga ei ole soovitatav.</text:p>
      <text:p text:style-name="P2">Esmalt tuleb otsustada, mitmest sõnast <text:span text:style-name="T1">peaks salafraas </text:span>koosnema. <text:span text:style-name="T1">Soovitatav oleks kasutada kuuesõnalist salafraasi igapäevasteks tegevusteks. Kriitilisemates kohtades on ka soovituslik kasutada seitset või rohkemat sõna. Täringvara salafraaside turvalisusest on võimalik lähemalt lugeda www.täringvara.ee .</text:span></text:p>
      <text:p text:style-name="P3">Salafraasi ühe sõna leidmiseks tuleb täringut veeretada viis korda. <text:s/>Saadud täringu silmade järgi on võimalik nimekirjast otsida vastav sõna. Näiteks kui veeretada täringu numbrid 2, 6, 5, 3 ja 1, on salafraasi esimeseks sõnaks ‘kumbki’. <text:span text:style-name="T2">Tegevust tuleb korrata, kuni salafraasis on kokku soovitud arv sõnu. Salafraasi sõnad tuleb eraldada üksteisest tühikuga. Vajadusel võib kasutada ka teisi kirjavahemärke.</text:span></text:p>
      <text:p text:style-name="P4"><text:span text:style-name="T3">NB!</text:span> <text:s/><text:span text:style-name="T4">Sõnu ei tohi omavahel kokku liita ilma kirjavahemärkideta.</text:span></text:p>
      <text:p text:style-name="P1"/>
      <text:p text:style-name="P7">Näide</text:p>
      <text:p text:style-name="P5">Oletame, et meil on vaja 6 sõnalist salafraasi. Selle jaoks on vaja 6 korda 5 ehk 30 täringuveeretust. Oletame, et täringuveeretused olid järgnevad: </text:p>
      <text:p text:style-name="P5">2, 5, 5, 6, 6, 1, 4, 2, 5, 6, 1, 1, 2, 1, 3, 3, 1, 5, 3, 6, 5, 6, 4, 5 <text:span text:style-name="T5">ja</text:span> 2.</text:p>
      <text:p text:style-name="P6">Viiestes gruppides oleks see</text:p>
      <text:p text:style-name="P5">2 5 5 6 6 <text:s text:c="7"/>1 4 2 5 6 <text:s text:c="7"/>1 1 2 1 3 <text:s text:c="7"/>3 1 5 3 6 <text:s text:c="8"/>5 6 4 5 2.</text:p>
      <text:p text:style-name="P5"/>
      <text:p text:style-name="P6">Otsides nimekirjast välja nendele numbritele vastavad sõnad saame salafraasiks</text:p>
      <text:p text:style-name="P7">koonal eesti aedik kumbki las umbri</text:p>
      <text:p text:style-name="P7"/>
      <text:p text:style-name="P7"/>
      <text:p text:style-name="P7"/>
      <text:p text:style-name="P7"/>
      <text:p text:style-name="P7"/>
      <text:p text:style-name="P7"/>
      <text:p text:style-name="P10"><draw:frame draw:style-name="fr1" draw:name="Image1" text:anchor-type="paragraph" svg:x="5.7217in" svg:y="0.011in" svg:width="0.9165in" svg:height="0.3228in" draw:z-index="0"><draw:image xlink:href="Pictures/10000201000000580000001FCD43BC4A004A2FC8.png" xlink:type="simple" xlink:show="embed" xlink:actuate="onLoad" loext:mime-type="image/png"/></draw:frame>See teos on antud Creative Commonsi litsentsi "Autorile viitamine + Jagamine samadel tingimustel 4.0 Rahvusvaheline" alla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8in" fo:margin-right="0.882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5:26:04.208974311</meta:creation-date>
    <dc:date>2019-01-06T14:36:32.855768638</dc:date>
    <meta:editing-duration>PT8M49S</meta:editing-duration>
    <meta:editing-cycles>5</meta:editing-cycles>
    <meta:generator>LibreOffice/6.0.6.2$Linux_X86_64 LibreOffice_project/00m0$Build-2</meta:generator>
    <meta:document-statistic meta:table-count="0" meta:image-count="1" meta:object-count="0" meta:page-count="1" meta:paragraph-count="13" meta:word-count="260" meta:character-count="1719" meta:non-whitespace-character-count="1438"/>
  </office:meta>
</office:document-meta>
</file>